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6d6ea" officeooo:paragraph-rsid="0006d6ea"/>
    </style:style>
    <style:style style:name="P3" style:family="paragraph" style:parent-style-name="Text_20_body" style:list-style-name="L1">
      <style:text-properties officeooo:rsid="00097843" officeooo:paragraph-rsid="00097843"/>
    </style:style>
    <style:style style:name="T1" style:family="text">
      <style:text-properties fo:font-variant="small-caps"/>
    </style:style>
    <style:style style:name="T2" style:family="text">
      <style:text-properties officeooo:rsid="00087eab"/>
    </style:style>
    <style:style style:name="T3" style:family="text">
      <style:text-properties officeooo:rsid="0008aab5"/>
    </style:style>
    <style:style style:name="T4" style:family="text">
      <style:text-properties officeooo:rsid="00097843"/>
    </style:style>
    <style:style style:name="T5" style:family="text">
      <style:text-properties officeooo:rsid="000af15b"/>
    </style:style>
    <style:style style:name="T6" style:family="text">
      <style:text-properties officeooo:rsid="000b4d9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26:14-46</text:h>
      <text:h text:style-name="Heading_20_2" text:outline-level="2"><text:bookmark text:name="en-GNT-3463"/>Punishment for Disobedience</text:h>
      <text:list xml:id="list3107707823" text:style-name="L1">
        <text:list-item>
          <text:p text:style-name="P1">The <text:span text:style-name="T1">Lord</text:span> said, “If you will not obey my commands, you will be punished. <text:bookmark text:name="en-GNT-3464"/>If you refuse to obey my laws and commands and break the covenant I have made with you, <text:bookmark text:name="en-GNT-3465"/>I will punish you. I will bring disaster on you—incurable diseases and fevers that will make you blind and cause your life to waste away. You will plant your crops, but it will do you no good, because your enemies will conquer you and eat what you have grown. <text:bookmark text:name="en-GNT-3466"/>I will turn against you, so that you will be defeated, and those who hate you will rule over you; you will be so terrified that you will run when no one is chasing you.<text:bookmark text:name="en-GNT-3467"/> “If even after all of this you still do not obey me, I will increase your punishment seven times. <text:bookmark text:name="en-GNT-3468"/>I will break your stubborn pride; there will be no rain, and your land will be dry and as hard as iron. <text:bookmark text:name="en-GNT-3469"/>All your hard work will do you no good, because your land will not produce crops and the trees will not bear fruit.<text:bookmark text:name="en-GNT-3470"/> “If you still continue to resist me and refuse to obey me, I will again increase your punishment seven times. <text:bookmark text:name="en-GNT-3471"/>I will send dangerous animals among you, and they will kill your children, destroy your livestock, and leave so few of you that your roads will be deserted.<text:bookmark text:name="en-GNT-3472"/> “If after all of this punishment you still do not listen to me, but continue to defy me, <text:bookmark text:name="en-GNT-3473"/>then I will turn on you and punish you seven times harder than before. <text:bookmark text:name="en-GNT-3474"/>I will bring war on you to punish you for breaking our covenant, and if you gather in your cities for safety, I will send incurable diseases among you, and you will be forced to surrender to your enemies. <text:bookmark text:name="en-GNT-3475"/>I will cut off your food supply, so that ten women will need only one oven to bake all the bread they have. They will ration it out, and when you have eaten it all, you will still be hungry.<text:bookmark text:name="en-GNT-3476"/> “If after all of this you still continue to defy me and refuse to obey me, <text:bookmark text:name="en-GNT-3477"/>then in my anger I will turn on you and again make your punishment seven times worse than before. <text:bookmark text:name="en-GNT-3478"/>Your hunger will be so great that you will eat your own children. <text:bookmark text:name="en-GNT-3479"/>I will destroy your places of worship on the hills, tear down your incense altars, and throw your dead bodies on your fallen idols. In utter disgust <text:bookmark text:name="en-GNT-3480"/>I will turn your cities into ruins, destroy your places of worship, and refuse to accept your sacrifices. <text:bookmark text:name="en-GNT-3481"/><text:s/>I will destroy your land so completely that the enemies who occupy it will be shocked at the destruction. <text:bookmark text:name="en-GNT-3482"/>I will bring war on you and scatter you in foreign lands. Your land will be deserted, and your cities left in ruins. <text:bookmark text:name="en-GNT-3483"/>Then the land will enjoy the years of complete rest that you would not give it; it will lie abandoned and get its rest while you are in exile in the land of your enemies.<text:bookmark text:name="en-GNT-3484"/> “I will make those of you who are in exile so terrified that the sound of a leaf blowing in the wind will make you run. You will run as if you were being pursued in battle, and you will fall when there is no enemy near you. <text:bookmark text:name="en-GNT-3485"/>You will stumble over one another when no one is chasing you, and you will be unable to fight against any enemy. <text:bookmark text:name="en-GNT-3486"/>You will die in exile, swallowed up by the land of your enemies. <text:bookmark text:name="en-GNT-3487"/>The few of you who survive in the land of your enemies will waste away because of your own sin and the sin of your ancestors.<text:bookmark text:name="en-GNT-3488"/> “But your descendants will confess their sins and the sins of their ancestors, who resisted me and rebelled against me, <text:bookmark text:name="en-GNT-3489"/>and caused me to turn against them and send them into exile in the land of their enemies. At last, when your descendants are humbled and they have paid the penalty for their sin and rebellion, <text:bookmark text:name="en-GNT-3490"/>I will remember my covenant with Jacob and with Isaac and with Abraham, and I will renew my promise to give my people the land. <text:bookmark text:name="en-GNT-3491"/>First, however, the land must be rid of its people, so that it can enjoy its complete rest, and they must pay the full penalty for having rejected my laws and my <text:soft-page-break/>commands. <text:bookmark text:name="en-GNT-3492"/>But even then, when they are still in the land of their enemies, I will not completely abandon them or destroy them. That would put an end to my covenant with them, and I am the <text:span text:style-name="T1">Lord</text:span> their God. <text:bookmark text:name="en-GNT-3493"/>I will renew the covenant that I made with their ancestors when I showed all the nations my power by bringing my people out of Egypt, in order that I, the <text:span text:style-name="T1">Lord</text:span>, might be their God.”<text:bookmark text:name="en-GNT-3494"/> All these are the laws and commands that the <text:span text:style-name="T1">Lord</text:span> gave to Moses on Mount Sinai for the people of Israel.</text:p>
        </text:list-item>
        <text:list-item>
          <text:p text:style-name="P2">The wrath of God is revealed upon his people when they stray from his ways through disobedience and dishonouring him. <text:span text:style-name="T2">The punishments promised are mentioned in the passage above, and the punishment</text:span><text:span text:style-name="T5">s</text:span><text:span text:style-name="T2"> will be multiplied seven times more as they continue disobeying. </text:span><text:span text:style-name="T3">The punishment of the Lord will break the people and lead them into captivity. </text:span><text:span text:style-name="T4">Eventually when the descendants repent and repay for their sins, the Lord will be merciful and restore them.</text:span></text:p>
        </text:list-item>
        <text:list-item>
          <text:p text:style-name="P3">The Lords ways carry blessing if we obey them and also punishment<text:span text:style-name="T6">s</text:span> if we don’t. If we’re Gods people let’s cling on tight to his ways come rain come thunder.</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9T08:56:51.619162271</meta:creation-date>
    <dc:date>2022-04-19T09:23:40.296739049</dc:date>
    <meta:editing-duration>PT26M47S</meta:editing-duration>
    <meta:editing-cycles>7</meta:editing-cycles>
    <meta:generator>LibreOffice/6.4.7.2$Linux_X86_64 LibreOffice_project/40$Build-2</meta:generator>
    <meta:document-statistic meta:table-count="0" meta:image-count="0" meta:object-count="0" meta:page-count="2" meta:paragraph-count="5" meta:word-count="941" meta:character-count="4896" meta:non-whitespace-character-count="3963"/>
  </office:meta>
</office:document-meta>
</file>